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03a" officeooo:paragraph-rsid="00100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-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6:40:28.646189026</meta:creation-date>
    <dc:date>2021-06-17T16:40:55.724248939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0.2.2$Linux_X86_64 LibreOffice_project/00$Build-2</meta:generator>
  </office:meta>
</office:document-meta>
</file>